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2000000C80680C01F0D3A63B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3.5cm"/>
      <style:paragraph-properties style:writing-mode="lr-tb"/>
    </style:style>
    <style:style style:name="gr2" style:family="graphic" style:parent-style-name="standard">
      <style:graphic-properties draw:fill="solid" draw:fill-color="#ffff99" draw:textarea-horizontal-align="justify" draw:textarea-vertical-align="middle" draw:auto-grow-height="false" fo:min-height="1.438cm" fo:min-width="2.501cm"/>
      <style:paragraph-properties style:writing-mode="lr-tb"/>
    </style:style>
    <style:style style:name="gr3" style:family="graphic" style:parent-style-name="standard">
      <style:graphic-properties draw:fill="solid" draw:fill-color="#ffff99" draw:textarea-horizontal-align="justify" draw:textarea-vertical-align="middle" draw:auto-grow-height="false" fo:min-height="1.438cm" fo:min-width="3.5cm"/>
      <style:paragraph-properties style:writing-mode="lr-tb"/>
    </style:style>
    <style:style style:name="gr4" style:family="graphic" style:parent-style-name="standard">
      <style:graphic-properties draw:textarea-vertical-align="middle" draw:auto-grow-height="false" fo:min-height="2.55cm" fo:min-width="2.3cm"/>
    </style:style>
    <style:style style:name="gr5" style:family="graphic" style:parent-style-name="standard">
      <style:graphic-properties draw:fill="solid" draw:fill-color="#ffff99" draw:textarea-horizontal-align="justify" draw:textarea-vertical-align="middle" draw:auto-grow-height="false" fo:min-height="1.752cm" fo:min-width="3.806cm"/>
      <style:paragraph-properties style:writing-mode="lr-tb"/>
    </style:style>
    <style:style style:name="gr6" style:family="graphic" style:parent-style-name="standard">
      <style:graphic-properties draw:textarea-horizontal-align="justify" draw:textarea-vertical-align="middle" draw:auto-grow-height="false" fo:min-height="1.75cm" fo:min-width="3cm"/>
      <style:paragraph-properties style:writing-mode="lr-tb"/>
    </style:style>
    <style:style style:name="gr7" style:family="graphic" style:parent-style-name="standard">
      <style:graphic-properties draw:fill="solid" draw:fill-color="#ffff99" draw:textarea-horizontal-align="justify" draw:textarea-vertical-align="middle" draw:auto-grow-height="false" fo:min-height="1.485cm" fo:min-width="3.375cm"/>
      <style:paragraph-properties style:writing-mode="lr-tb"/>
    </style:style>
    <style:style style:name="gr8" style:family="graphic" style:parent-style-name="standard">
      <style:graphic-properties draw:fill="solid" draw:fill-color="#ffff99" draw:textarea-horizontal-align="justify" draw:textarea-vertical-align="middle" draw:auto-grow-height="false" fo:min-height="1.679cm" fo:min-width="3.1cm"/>
      <style:paragraph-properties style:writing-mode="lr-tb"/>
    </style:style>
    <style:style style:name="gr9" style:family="graphic" style:parent-style-name="standard">
      <style:graphic-properties draw:fill="solid" draw:fill-color="#ccff00" draw:textarea-horizontal-align="justify" draw:textarea-vertical-align="middle" draw:auto-grow-height="false" fo:min-height="1.751cm" fo:min-width="2.064cm"/>
      <style:paragraph-properties style:writing-mode="lr-tb"/>
    </style:style>
    <style:style style:name="gr10" style:family="graphic" style:parent-style-name="standard">
      <style:graphic-properties draw:textarea-vertical-align="middle" draw:auto-grow-height="false" fo:min-height="1.55cm" fo:min-width="1.7cm"/>
    </style:style>
    <style:style style:name="gr11" style:family="graphic" style:parent-style-name="standard">
      <style:graphic-properties draw:textarea-horizontal-align="justify" draw:textarea-vertical-align="middle" draw:auto-grow-height="false" fo:min-height="2.988cm" fo:min-width="0.05cm"/>
    </style:style>
    <style:style style:name="gr12" style:family="graphic" style:parent-style-name="standard">
      <style:graphic-properties draw:textarea-horizontal-align="justify" draw:textarea-vertical-align="middle" draw:auto-grow-height="false" fo:min-height="1.238cm" fo:min-width="0.05cm"/>
    </style:style>
    <style:style style:name="gr13" style:family="graphic" style:parent-style-name="standard">
      <style:graphic-properties draw:textarea-horizontal-align="justify" draw:textarea-vertical-align="middle" draw:auto-grow-height="false" fo:min-height="1.089cm" fo:min-width="0.009cm"/>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solid" draw:fill-color="#ffff99"/>
      <style:paragraph-properties fo:text-align="center"/>
    </style:style>
    <style:style style:name="P3" style:family="paragraph">
      <loext:graphic-properties draw:fill="solid" draw:fill-color="#ffff99"/>
      <style:paragraph-properties fo:text-align="center"/>
      <style:text-properties fo:font-size="14pt" style:font-size-asian="18pt" style:font-size-complex="18pt"/>
    </style:style>
    <style:style style:name="P4" style:family="paragraph">
      <loext:graphic-properties draw:fill="solid" draw:fill-color="#ccff00"/>
      <style:paragraph-properties fo:text-align="center"/>
      <style:text-properties fo:font-size="14pt" style:font-size-asian="18pt" style:font-size-complex="18pt"/>
    </style:style>
    <style:style style:name="T1" style:family="text">
      <style:text-properties fo:font-size="14pt" style:font-size-asian="18pt" style:font-size-complex="18pt"/>
    </style:style>
    <style:style style:name="T2" style:family="text">
      <style:text-properties fo:font-size="1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4cm" svg:height="2cm" svg:x="5.1cm" svg:y="5.1cm">
          <text:p text:style-name="P1"/>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cm" svg:height="2.1cm" svg:x="3.1cm" svg:y="0.1cm">
          <text:p text:style-name="P1"><text:span text:style-name="T1">Schematic</text:span></text:p>
          <text:p text:style-name="P1"><text:span text:style-name="T1">&amp; PC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2" draw:layer="layout" svg:width="4cm" svg:height="2.1cm" svg:x="7.1cm" svg:y="0.1cm">
          <text:p text:style-name="P1"><text:span text:style-name="T1">Configuration</text:span></text:p>
          <text:p text:style-name="P1"><text:span text:style-name="T1">(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 draw:layer="layout" svg:width="2.8cm" svg:height="2.8cm" draw:transform="rotate (-1.5707963267949) translate (9.9cm 2.2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8cm" svg:height="2.8cm" draw:transform="rotate (-1.56521127318852) translate (7cm 2.18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5cm" svg:height="3cm" svg:x="0.1cm" svg:y="7.9cm">
          <text:p text:style-name="P1"><text:span text:style-name="T1">Gerbers</text:span></text:p>
          <text:p text:style-name="P1"><text:span text:style-name="T1">Position</text:span></text:p>
          <text:p text:style-name="P1"><text:span text:style-name="T1">Dril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 draw:layer="layout" svg:width="3.5cm" svg:height="2cm" svg:x="3.1cm" svg:y="11.1cm">
          <text:p text:style-name="P1">KiBoM/</text:p>
          <text:p text:style-name="P1"><text:span text:style-name="T2">Internal BoM</text:span></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3.5cm" svg:height="2cm" svg:x="7.1cm" svg:y="11.1cm">
          <text:p text:style-name="P1">Interactive</text:p>
          <text:p text:style-name="P1">Html</text:p>
          <text:p text:style-name="P1">Bom</text:p>
          <draw:enhanced-geometry svg:viewBox="0 0 21600 21600" draw:glue-points="10800 0 0 10800 10800 21600 21600 10800" draw:type="flowchart-process" draw:enhanced-path="M 0 0 L 21600 0 21600 21600 0 21600 0 0 Z N"/>
        </draw:custom-shape>
        <draw:custom-shape draw:style-name="gr6" draw:text-style-name="P1" draw:layer="layout" svg:width="3.5cm" svg:height="2cm" svg:x="10.7cm" svg:y="7.5cm">
          <text:p text:style-name="P1">kicad-</text:p>
          <text:p text:style-name="P1">automation-</text:p>
          <text:p text:style-name="P1">scripts</text:p>
          <draw:enhanced-geometry svg:viewBox="0 0 21600 21600" draw:glue-points="10800 0 0 10800 10800 21600 21600 10800" draw:type="flowchart-process" draw:enhanced-path="M 0 0 L 21600 0 21600 21600 0 21600 0 0 Z N"/>
        </draw:custom-shape>
        <draw:custom-shape draw:style-name="gr7" draw:text-style-name="P3" draw:layer="layout" svg:width="4.5cm" svg:height="2.6cm" svg:x="11.1cm" svg:y="11.5cm">
          <text:p text:style-name="P1"><text:span text:style-name="T1">Documentation</text:span></text:p>
          <text:p text:style-name="P1"><text:span text:style-name="T1">(PDF &amp; other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8" draw:text-style-name="P3" draw:layer="layout" svg:width="3.6cm" svg:height="2.4cm" svg:x="3cm" svg:y="15cm">
          <text:p text:style-name="P1"><text:span text:style-name="T1">Bill of Materials</text:span></text:p>
          <text:p text:style-name="P1"><text:span text:style-name="T1">(html, XLSX,</text:span></text:p>
          <text:p text:style-name="P1"><text:span text:style-name="T1">CSV, 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3" draw:layer="layout" svg:width="3.6cm" svg:height="2.4cm" svg:x="7.1cm" svg:y="15.001cm">
          <text:p text:style-name="P1"><text:span text:style-name="T1">Assembly</text:span></text:p>
          <text:p text:style-name="P1"><text:span text:style-name="T1">guide</text:span></text:p>
          <text:p text:style-name="P1"><text:span text:style-name="T1">(ht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4" draw:layer="layout" svg:width="3.9cm" svg:height="2cm" svg:x="10.7cm" svg:y="3.5cm">
          <text:p text:style-name="P1"><text:span text:style-name="T1">Design rules</text:span></text:p>
          <text:p text:style-name="P1"><text:span text:style-name="T1">verification</text:span></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10" draw:text-style-name="P1" draw:layer="layout" svg:width="2.2cm" svg:height="1.8cm" draw:transform="rotate (-1.5707963267949) translate (4.8cm 5.6cm)">
          <text:p/>
          <draw:enhanced-geometry svg:viewBox="0 0 841 854" draw:mirror-horizontal="false" draw:mirror-vertical="false" draw:type="non-primitive" draw:enhanced-path="M 517 247 L 517 415 264 415 264 0 0 0 0 680 517 680 517 854 841 547 517 247 Z N"/>
        </draw:custom-shape>
        <draw:custom-shape draw:style-name="gr11" draw:text-style-name="P1" draw:layer="layout" svg:width="1.1cm" svg:height="3.7cm" svg:x="5.5cm" svg:y="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1.1cm" svg:height="1.7cm" svg:x="12.1cm" svg:y="9.7cm">
          <text:p/>
          <draw:enhanced-geometry svg:viewBox="0 0 21600 21600" draw:text-areas="?f0 0 ?f2 ?f5" draw:type="down-arrow" draw:modifiers="11682.5396825397 5807.084468664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2.2cm" svg:height="1.8cm" svg:x="8.4cm" svg:y="7.2cm">
          <text:p/>
          <draw:enhanced-geometry svg:viewBox="0 0 841 854" draw:mirror-horizontal="false" draw:mirror-vertical="false" draw:type="non-primitive" draw:enhanced-path="M 517 247 L 517 415 264 415 264 0 0 0 0 680 517 680 517 854 841 547 517 247 Z N"/>
        </draw:custom-shape>
        <draw:custom-shape draw:style-name="gr13" draw:text-style-name="P1" draw:layer="layout" svg:width="1.1cm" svg:height="1.7cm" svg:x="4.3cm" svg:y="13.2cm">
          <text:p/>
          <draw:enhanced-geometry svg:viewBox="0 0 21600 21600" draw:text-areas="?f0 0 ?f2 ?f5" draw:type="down-arrow" draw:modifiers="11682.5396825397 5807.084468664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1.1cm" svg:height="1.7cm" svg:x="8.3cm" svg:y="13.2cm">
          <text:p/>
          <draw:enhanced-geometry svg:viewBox="0 0 21600 21600" draw:text-areas="?f0 0 ?f2 ?f5" draw:type="down-arrow" draw:modifiers="11682.5396825397 5807.084468664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1.1cm" svg:height="1.7cm" draw:transform="rotate (-3.14159265358979) translate (13.2cm 7.4cm)">
          <text:p/>
          <draw:enhanced-geometry svg:viewBox="0 0 21600 21600" draw:text-areas="?f0 0 ?f2 ?f5" draw:type="down-arrow" draw:modifiers="11682.5396825397 5807.084468664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layout" svg:width="1.1cm" svg:height="3.7cm" svg:x="7.1cm" svg:y="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 draw:layer="layout" svg:width="3.302cm" svg:height="1.784cm" svg:x="5.5cm" svg:y="5.2cm">
          <draw:image xlink:href="Pictures/1000020100000172000000C80680C01F0D3A63BE.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7cm" fo:page-height="17.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5-30T13:31:25.527509068</meta:creation-date>
    <dc:date>2020-08-17T19:33:16.053306319</dc:date>
    <meta:editing-duration>PT30M41S</meta:editing-duration>
    <meta:editing-cycles>7</meta:editing-cycles>
    <meta:generator>LibreOffice/7.0.0.2$Linux_X86_64 LibreOffice_project/00$Build-2</meta:generator>
    <meta:document-statistic meta:object-count="22"/>
  </office:meta>
</office:document-meta>
</file>